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auto-grow-height="false" fo:min-height="6.27cm" fo:min-width="6.62cm" fo:wrap-option="no-wrap"/>
    </style:style>
    <style:style style:name="gr3" style:family="graphic" style:parent-style-name="standard">
      <style:graphic-properties svg:stroke-color="#000000" draw:fill-color="#ffffff" draw:auto-grow-height="false" fo:min-height="5.989cm" fo:min-width="6.882cm" fo:wrap-option="no-wrap"/>
    </style:style>
    <style:style style:name="gr4" style:family="graphic" style:parent-style-name="standard">
      <style:graphic-properties svg:stroke-color="#000000" draw:fill-color="#ffffff" draw:auto-grow-height="false" fo:min-height="5.454cm" fo:min-width="8.004cm" fo:wrap-option="no-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8.313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subtitle">
      <style:graphic-properties draw:fill-color="#ffffff" fo:min-height="12.179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Комбинаторика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/>
            <text:p>Занятие кружка по информатике </text:p>
            <text:p>ФИМЛИ 5. Долгопрудный.</text:p>
            <text:p/>
            <text:p/>
            <text:p/>
            <text:p/>
            <text:p><text:tab/><text:tab/><text:tab/><text:tab/><text:tab/><text:tab/><text:tab/>Грицуляк РТ </text:p>
            <text:p><text:tab/><text:tab/><text:tab/><text:tab/><text:tab/><text:tab/><text:tab/><text:tab/><text:tab/>23 сентября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Задача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В звериную школу ходят 89 белочек и зайчиков.</text:p>
              </text:list-item>
              <text:list-item>
                <text:p>Белочек 50</text:p>
              </text:list-item>
              <text:list-item>
                <text:p>Скачут по деревьям и учатся на морковку 45</text:p>
                <text:list>
                  <text:list-item>
                    <text:p>Из них 22 зайца <text:s/></text:p>
                  </text:list-item>
                </text:list>
              </text:list-item>
              <text:list-item>
                <text:p>По деревьям скачут 67</text:p>
                <text:list>
                  <text:list-item>
                    <text:p>Из них 45 — белки и 20 зверей учащихся на морковку</text:p>
                  </text:list-item>
                </text:list>
              </text:list-item>
              <text:list-item>
                <text:p>На морковку учатся 39 зверей</text:p>
                <text:list>
                  <text:list-item>
                    <text:p>Из них 23 — зайцы</text:p>
                    <text:p>Вопрос: Сколько белок грызут морковь но не скачут по деревьям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Диаграмма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</text:p>
              </text:list-item>
            </text:list>
          </draw:text-box>
        </draw:frame>
        <draw:custom-shape draw:style-name="gr2" draw:text-style-name="P1" draw:layer="layout" svg:width="8.6cm" svg:height="8cm" svg:x="2.6cm" svg:y="7cm">
          <text:p>заяц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1" draw:layer="layout" svg:width="8.8cm" svg:height="7.657cm" svg:x="8.2cm" svg:y="4.343cm">
          <text:p>Деревья <text:s text:c="2"/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1" draw:layer="layout" svg:width="9.8cm" svg:height="7cm" svg:x="4.4cm" svg:y="9.4cm">
          <text:p>морковь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text-style-name="P3" draw:layer="layout" svg:width="2.204cm" svg:height="0.962cm" svg:x="15.8cm" svg:y="12.8cm">
          <draw:text-box>
            <text:p>белка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Диаграмма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/></text:p>
              </text:list-item>
            </text:list>
          </draw:text-box>
        </draw:frame>
        <draw:custom-shape draw:style-name="gr2" draw:text-style-name="P1" draw:layer="layout" svg:width="8.6cm" svg:height="8cm" svg:x="2.6cm" svg:y="7cm">
          <text:p>заяц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3" draw:text-style-name="P1" draw:layer="layout" svg:width="8.8cm" svg:height="7.657cm" svg:x="8.2cm" svg:y="4.343cm">
          <text:p>Деревья <text:s text:c="2"/>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4" draw:text-style-name="P1" draw:layer="layout" svg:width="9.8cm" svg:height="7cm" svg:x="4.4cm" svg:y="9.4cm">
          <text:p>морковь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5" draw:text-style-name="P3" draw:layer="layout" svg:width="2.204cm" svg:height="0.962cm" svg:x="15.8cm" svg:y="12.8cm">
          <draw:text-box>
            <text:p>белка</text:p>
          </draw:text-box>
        </draw:frame>
        <draw:frame draw:style-name="gr6" draw:text-style-name="P3" draw:layer="layout" svg:width="7.2cm" svg:height="18.563cm" svg:x="19.2cm" svg:y="0.837cm">
          <draw:text-box>
            <text:p>Зайцев всего:</text:p>
            <text:p>39</text:p>
            <text:p>Зайцев</text:p>
            <text:p><text:s/>на деревьях с морковью = 22</text:p>
            <text:p>Белок учатся на морковку = 16</text:p>
            <text:p>Белок на деревьях с морковью 45-22=23</text:p>
            <text:p/>
            <text:p>Но на морковку у нас учатся 39 зверей &lt; 22+23 !</text:p>
            <text:p/>
            <text:p/>
            <text:p/>
          </draw:text-box>
        </draw:frame>
        <draw:frame draw:style-name="gr5" draw:text-style-name="P3" draw:layer="layout" svg:width="1.205cm" svg:height="0.962cm" svg:x="11.8cm" svg:y="10.2cm">
          <draw:text-box>
            <text:p>23</text:p>
          </draw:text-box>
        </draw:frame>
        <draw:frame draw:style-name="gr5" draw:text-style-name="P3" draw:layer="layout" svg:width="1.205cm" svg:height="0.962cm" svg:x="9.4cm" svg:y="10.2cm">
          <draw:text-box>
            <text:p>22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Задание: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В рептилоидное правительство входит n типов рептилий</text:p>
              </text:list-item>
              <text:list-item>
                <text:p>Значение =-1 если оно неизвестно</text:p>
              </text:list-item>
              <text:list-item>
                <text:p>- N[1..n] — количество рептилий каждого типа </text:p>
              </text:list-item>
              <text:list-item>
                <text:p>Для каждого типа рептилоидов:</text:p>
                <text:list>
                  <text:list-item>
                    <text:p>Для части известно, что i=1..n a[i]= рептилий любят зеленые листья</text:p>
                  </text:list-item>
                  <text:list-item>
                    <text:p>Для другой части j=1..n b[j]= рептилий не любят теплокровных</text:p>
                  </text:list-item>
                  <text:list-item>
                    <text:p>k=1..n anb[k] = любят листья и теплокровных</text:p>
                  </text:list-item>
                  <text:list-item>
                    <text:p>t=1..n bna[t] = не любят листья и теплокровных</text:p>
                  </text:list-item>
                  <text:list-item>
                    <text:p>s=1..n ab[s] = любит листья но не любит теплокровных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Вход и выход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in.txt</text:p>
                <text:p>1 я строка — количество типов рептилоидов</text:p>
                <text:p>2я любители листьев</text:p>
                <text:p>3я не любители теплокровных</text:p>
              </text:list-item>
              <text:list-item>
                <text:p>4я за листья и теплокровных</text:p>
              </text:list-item>
              <text:list-item>
                <text:p>5я против листьев и теплокровных</text:p>
              </text:list-item>
              <text:list-item>
                <text:p>6я за листья и против теплокровных</text:p>
              </text:list-item>
              <text:list-item>
                <text:p>out.txt</text:p>
              </text:list-item>
              <text:list-item>
                <text:p>1я строка = количество исправленных данных</text:p>
              </text:list-item>
              <text:list-item>
                <text:p>2я, 3я итд .. 6я строки — исправленные строки in.tx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Задание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Рептилоиды против того, чтобы их вычисляли и стремяться взломать рептилоидный вычислитель неверными данными.</text:p>
              </text:list-item>
              <text:list-item>
                <text:p>Написать отказоустойчивый рептилоидо-вычислитель.</text:p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Доп. задача для опытных олимпиадников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Рептилии типа 1 любят, не любят или относятся друг к другу нейтрально.</text:p>
              </text:list-item>
              <text:list-item>
                <text:p>Таблица nXn в файле in.txt после основных данных - в (i,j) -</text:p>
                <text:list>
                  <text:list-item>
                    <text:p>-1 - <text:s/>если не любит i, j</text:p>
                  </text:list-item>
                  <text:list-item>
                    <text:p>0 - нейтрально </text:p>
                  </text:list-item>
                  <text:list-item>
                    <text:p>1 - любит</text:p>
                  </text:list-item>
                </text:list>
              </text:list-item>
              <text:list-item>
                <text:p>Глава правительства рептилоидов считает, что если рептилоиды любят друг друга — то и к листьям и теплокровным они относятся соответственно и наоборот если не любят, то предпочтения их расходятся.</text:p>
              </text:list-item>
              <text:list-item>
                <text:p>Оценить, насколько исключений эта гипотеза расходится с данными и на сколько справедлива.</text:p>
                <text:list>
                  <text:list-item>
                    <text:p>Вывести по 2 числа для взаимной любви, нелюбви и безразличия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3.506cm" svg:x="1.4cm" svg:y="0.837cm" presentation:class="title">
          <draw:text-box>
            <text:p>Доп. задача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Сколько способов рассадить рептилоидов в зале размером u*v?</text:p>
              </text:list-item>
              <text:list-item>
                <text:p>Сколько способов рассадить их в этом зале, чтобы каждая фракция рептилоидов занимала отдельный прямоугольник?</text:p>
              </text:list-item>
              <text:list-item>
                <text:p>Сколько способов рассадить их так, чтобы не больше чем p не любящих друг друга рептилоидов занимали соседние (по вертикали и горизонтали места)— вывести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3T00:23:45.181775969</meta:creation-date>
    <dc:date>2016-09-23T02:35:02.151209128</dc:date>
    <meta:editing-duration>PT21M3S</meta:editing-duration>
    <meta:editing-cycles>7</meta:editing-cycles>
    <meta:generator>LibreOffice/5.1.4.2$Linux_X86_64 LibreOffice_project/10m0$Build-2</meta:generator>
    <meta:document-statistic meta:object-count="68"/>
  </office:meta>
</office:document-meta>
</file>